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Thryomanes" svg:font-family="Thryomanes" style:font-adornments="Félkövér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 style:may-break-between-rows="false"/>
    </style:style>
    <style:style style:name="Táblázat1.A" style:family="table-column">
      <style:table-column-properties style:column-width="4.249cm" style:rel-column-width="16383*"/>
    </style:style>
    <style:style style:name="Táblázat1.B" style:family="table-column">
      <style:table-column-properties style:column-width="5.486cm" style:rel-column-width="21151*"/>
    </style:style>
    <style:style style:name="Táblázat1.C" style:family="table-column">
      <style:table-column-properties style:column-width="7.264cm" style:rel-column-width="28001*"/>
    </style:style>
    <style:style style:name="Táblázat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97cm" fo:border="0.05pt solid #000000">
        <style:background-image/>
      </style:table-cell-properties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.097cm" fo:border-left="0.05pt solid #000000" fo:border-right="none" fo:border-top="none" fo:border-bottom="0.05pt solid #000000"/>
    </style:style>
    <style:style style:name="Táblázat1.C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97cm" fo:border-left="0.05pt solid #000000" fo:border-right="none" fo:border-top="none" fo:border-bottom="0.05pt solid #000000"/>
    </style:style>
    <style:style style:name="Táblázat1.B4" style:family="table-cell">
      <style:table-cell-properties fo:padding="0.097cm" fo:border-left="0.05pt solid #000000" fo:border-right="none" fo:border-top="none" fo:border-bottom="0.05pt solid #000000"/>
    </style:style>
    <style:style style:name="Táblázat1.C4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97cm" fo:border-left="0.05pt solid #000000" fo:border-right="none" fo:border-top="none" fo:border-bottom="0.05pt solid #000000"/>
    </style:style>
    <style:style style:name="Táblázat1.C5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97cm" fo:border-left="0.05pt solid #000000" fo:border-right="none" fo:border-top="none" fo:border-bottom="0.05pt solid #000000"/>
    </style:style>
    <style:style style:name="Táblázat1.B6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áblázat1.A7" style:family="table-cell">
      <style:table-cell-properties fo:padding="0.097cm" fo:border-left="0.05pt solid #000000" fo:border-right="none" fo:border-top="none" fo:border-bottom="0.05pt solid #000000"/>
    </style:style>
    <style:style style:name="Táblázat1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reak-before="page">
        <style:tab-stops>
          <style:tab-stop style:position="2.143cm"/>
        </style:tab-stops>
      </style:paragraph-properties>
      <style:text-properties fo:color="#999999" style:font-name="DejaVu Sans" style:text-underline-style="solid" style:text-underline-width="auto" style:text-underline-color="font-color" fo:font-weight="bold" style:font-name-asian="DejaVu Sans" style:font-weight-asian="bold" style:font-name-complex="DejaVu Sans" style:font-weight-complex="bold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DejaVu Sans" fo:font-size="11pt" style:font-name-asian="DejaVu Sans" style:font-size-asian="11pt" style:font-name-complex="DejaVu Sans" style:font-size-complex="11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DejaVu Sans" fo:font-size="11pt" fo:background-color="#ff9966" style:font-name-asian="DejaVu Sans" style:font-size-asian="11pt" style:font-name-complex="DejaVu Sans" style:font-size-complex="11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999999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  <style:text-properties fo:background-color="#ff0000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  <style:text-properties fo:background-color="#ff9966"/>
    </style:style>
    <style:style style:name="P12" style:family="paragraph" style:parent-style-name="Table_20_Contents">
      <style:paragraph-properties fo:text-align="center" style:justify-single-word="false"/>
      <style:text-properties fo:color="#999999"/>
    </style:style>
    <style:style style:name="P13" style:family="paragraph" style:parent-style-name="Standard">
      <style:text-properties fo:color="#999999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 style:font-name="DejaVu Sans" style:text-underline-style="solid" style:text-underline-width="auto" style:text-underline-color="font-color" fo:font-weight="bold" style:font-name-asian="DejaVu Sans" style:font-weight-asian="bold" style:font-name-complex="DejaVu Sans" style:font-weight-complex="bold"/>
    </style:style>
    <style:style style:name="P15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 style:font-name="DejaVu Sans" style:font-name-asian="DejaVu Sans" style:font-name-complex="DejaVu Sans"/>
    </style:style>
    <style:style style:name="P16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/>
    </style:style>
    <style:style style:name="P17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>
        <style:tab-stops>
          <style:tab-stop style:position="2.117cm"/>
        </style:tab-stops>
      </style:paragraph-properties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18" style:family="paragraph" style:parent-style-name="Text_20_body">
      <style:text-properties fo:color="#999999"/>
    </style:style>
    <style:style style:name="P19" style:family="paragraph" style:parent-style-name="Text_20_body"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20" style:family="paragraph" style:parent-style-name="Text_20_body">
      <style:paragraph-properties>
        <style:tab-stops>
          <style:tab-stop style:position="2.011cm"/>
        </style:tab-stops>
      </style:paragraph-properties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21" style:family="paragraph" style:parent-style-name="Text_20_body">
      <style:paragraph-properties>
        <style:tab-stops>
          <style:tab-stop style:position="2.117cm"/>
        </style:tab-stops>
      </style:paragraph-properties>
      <style:text-properties fo:color="#999999" style:font-name="DejaVu Sans" fo:font-size="11pt" style:font-size-asian="11pt" style:font-size-complex="11pt"/>
    </style:style>
    <style:style style:name="P22" style:family="paragraph" style:parent-style-name="Text_20_body">
      <style:text-properties fo:color="#999999" fo:font-size="6pt" style:font-size-asian="6pt" style:font-size-complex="6pt"/>
    </style:style>
    <style:style style:name="P23" style:family="paragraph" style:parent-style-name="Text_20_body">
      <style:text-properties fo:font-weight="bold" fo:background-color="#ff0000" style:font-weight-asian="bold" style:font-weight-complex="bold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font-weight="normal" fo:background-color="#ff0000" style:font-weight-asian="normal" style:font-weight-complex="normal"/>
    </style:style>
    <style:style style:name="P26" style:family="paragraph" style:parent-style-name="Text_20_body">
      <style:text-properties fo:background-color="#ff0000"/>
    </style:style>
    <style:style style:name="P27" style:family="paragraph" style:parent-style-name="Text_20_body">
      <style:text-properties fo:background-color="#ff9966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margin-left="3.752cm" fo:margin-right="0cm" fo:text-indent="0cm" style:auto-text-indent="false"/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Standard" style:list-style-name="L8">
      <style:text-properties fo:background-color="#ff9966"/>
    </style:style>
    <style:style style:name="P35" style:family="paragraph" style:parent-style-name="Standard" style:list-style-name="L9">
      <style:text-properties fo:color="#999999"/>
    </style:style>
    <style:style style:name="P36" style:family="paragraph" style:parent-style-name="Standard" style:list-style-name="L10">
      <style:text-properties fo:color="#999999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 style:list-style-name="L5"/>
    <style:style style:name="P41" style:family="paragraph" style:parent-style-name="Text_20_body" style:list-style-name="L5">
      <style:text-properties fo:background-color="#ff0000"/>
    </style:style>
    <style:style style:name="P42" style:family="paragraph" style:parent-style-name="Text_20_body" style:list-style-name="L6"/>
    <style:style style:name="P43" style:family="paragraph" style:parent-style-name="Text_20_body" style:list-style-name="L6">
      <style:text-properties style:text-line-through-style="solid" fo:font-size="9pt" style:font-size-asian="9pt" style:font-size-complex="9pt"/>
    </style:style>
    <style:style style:name="P44" style:family="paragraph" style:parent-style-name="Text_20_body" style:list-style-name="L2">
      <style:paragraph-properties fo:margin-left="1.251cm" fo:margin-right="0cm" fo:text-indent="0cm" style:auto-text-indent="false"/>
    </style:style>
    <style:style style:name="P45" style:family="paragraph" style:parent-style-name="Text_20_body" style:list-style-name="L2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46" style:family="paragraph" style:parent-style-name="Text_20_body" style:list-style-name="L4">
      <style:paragraph-properties fo:margin-left="1.251cm" fo:margin-right="0cm" fo:text-indent="0cm" style:auto-text-indent="false"/>
    </style:style>
    <style:style style:name="P47" style:family="paragraph" style:parent-style-name="Text_20_body" style:list-style-name="L6">
      <style:paragraph-properties fo:margin-left="1.251cm" fo:margin-right="0cm" fo:text-indent="0cm" style:auto-text-indent="false"/>
    </style:style>
    <style:style style:name="P48" style:family="paragraph" style:parent-style-name="Text_20_body" style:list-style-name="L7">
      <style:paragraph-properties fo:margin-left="1.251cm" fo:margin-right="0cm" fo:text-indent="0cm" style:auto-text-indent="false"/>
    </style:style>
    <style:style style:name="P49" style:family="paragraph" style:parent-style-name="Text_20_body" style:list-style-name="L8">
      <style:paragraph-properties fo:margin-left="1.251cm" fo:margin-right="0cm" fo:text-indent="0cm" style:auto-text-indent="false"/>
      <style:text-properties fo:background-color="#ff9966"/>
    </style:style>
    <style:style style:name="P50" style:family="paragraph" style:parent-style-name="Text_20_body" style:list-style-name="L9">
      <style:paragraph-properties fo:margin-left="1.251cm" fo:margin-right="0cm" fo:text-indent="0cm" style:auto-text-indent="false"/>
      <style:text-properties fo:color="#999999"/>
    </style:style>
    <style:style style:name="P51" style:family="paragraph" style:parent-style-name="Text_20_body" style:list-style-name="L10">
      <style:paragraph-properties fo:margin-left="1.251cm" fo:margin-right="0cm" fo:text-indent="0cm" style:auto-text-indent="false"/>
      <style:text-properties fo:color="#999999"/>
    </style:style>
    <style:style style:name="P52" style:family="paragraph" style:parent-style-name="Text_20_body" style:list-style-name="L5">
      <style:paragraph-properties fo:margin-left="1.251cm" fo:margin-right="0cm" fo:text-indent="0cm" style:auto-text-indent="false"/>
      <style:text-properties officeooo:paragraph-rsid="00139b2c" fo:background-color="#ff0000"/>
    </style:style>
    <style:style style:name="P53" style:family="paragraph" style:parent-style-name="Text_20_body" style:list-style-name="L2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54" style:family="paragraph" style:parent-style-name="Text_20_body" style:list-style-name="L7">
      <style:paragraph-properties fo:margin-left="2.501cm" fo:margin-right="0cm" fo:text-indent="0cm" style:auto-text-indent="false"/>
    </style:style>
    <style:style style:name="P55" style:family="paragraph" style:parent-style-name="Text_20_body" style:list-style-name="L7">
      <style:paragraph-properties fo:margin-left="0cm" fo:margin-right="0cm" fo:text-indent="0cm" style:auto-text-indent="false"/>
    </style:style>
    <style:style style:name="P56" style:family="paragraph" style:parent-style-name="Text_20_body" style:list-style-name="L8">
      <style:paragraph-properties fo:margin-left="0cm" fo:margin-right="0cm" fo:text-indent="0cm" style:auto-text-indent="false"/>
      <style:text-properties fo:background-color="#ff9966"/>
    </style:style>
    <style:style style:name="P57" style:family="paragraph" style:parent-style-name="Text_20_body" style:list-style-name="L11">
      <style:paragraph-properties fo:margin-left="0cm" fo:margin-right="0cm" fo:text-indent="0cm" style:auto-text-indent="false"/>
      <style:text-properties fo:color="#999999"/>
    </style:style>
    <style:style style:name="P58" style:family="paragraph" style:parent-style-name="Text_20_body" style:list-style-name="L12">
      <style:paragraph-properties fo:margin-left="0cm" fo:margin-right="0cm" fo:text-indent="0cm" style:auto-text-indent="false"/>
      <style:text-properties fo:color="#999999"/>
    </style:style>
    <style:style style:name="P59" style:family="paragraph" style:parent-style-name="Heading_20_4">
      <style:text-properties fo:font-weight="normal" style:font-weight-asian="normal" style:font-weight-complex="normal"/>
    </style:style>
    <style:style style:name="P60" style:family="paragraph" style:parent-style-name="Heading_20_4">
      <style:text-properties fo:font-weight="normal" fo:background-color="#ff9966" style:font-weight-asian="normal" style:font-weight-complex="normal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2">
      <style:text-properties fo:font-weight="bold" style:font-weight-asian="bold" style:font-weight-complex="bold"/>
    </style:style>
    <style:style style:name="P63" style:family="paragraph" style:parent-style-name="Heading_20_2">
      <style:text-properties fo:color="#999999"/>
    </style:style>
    <style:style style:name="P64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65" style:family="paragraph" style:parent-style-name="Heading_20_3">
      <style:text-properties fo:font-weight="normal" style:font-weight-asian="normal" style:font-weight-complex="normal"/>
    </style:style>
    <style:style style:name="P66" style:family="paragraph" style:parent-style-name="Heading_20_3">
      <style:text-properties fo:font-weight="bold" style:font-weight-asian="bold" style:font-weight-complex="bold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69" style:family="paragraph" style:parent-style-name="Heading_20_3">
      <style:paragraph-properties fo:break-before="page"/>
      <style:text-properties fo:color="#99999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background-color="#ff0000"/>
    </style:style>
    <style:style style:name="T4" style:family="text">
      <style:text-properties officeooo:rsid="000ef119" fo:background-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fo:background-color="#ff0000" style:font-name-asian="Times New Roman" style:font-name-complex="Times New Roman"/>
    </style:style>
    <style:style style:name="T8" style:family="text">
      <style:text-properties style:font-name="Times New Roman" style:font-name-asian="Arial Unicode MS" style:font-name-complex="Tahom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17e80"/>
    </style:style>
    <style:style style:name="T11" style:family="text">
      <style:text-properties officeooo:rsid="00139b2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text:bullet-char="➔">
        <style:list-level-properties text:space-before="0.24cm" text:min-label-width="0.39cm"/>
        <style:text-properties style:font-name="StarSymbol"/>
      </text:list-level-style-bullet>
      <text:list-level-style-bullet text:level="2" text:style-name="Bullet_20_Symbols" text:bullet-char="➔">
        <style:list-level-properties text:space-before="0.48cm" text:min-label-width="0.24cm"/>
        <style:text-properties style:font-name="StarSymbol"/>
      </text:list-level-style-bullet>
      <text:list-level-style-bullet text:level="3" text:style-name="Bullet_20_Symbols" text:bullet-char="➔">
        <style:list-level-properties text:space-before="0.72cm" text:min-label-width="0.24cm"/>
        <style:text-properties style:font-name="StarSymbol"/>
      </text:list-level-style-bullet>
      <text:list-level-style-bullet text:level="4" text:style-name="Bullet_20_Symbols" text:bullet-char="➔">
        <style:list-level-properties text:space-before="0.959cm" text:min-label-width="0.24cm"/>
        <style:text-properties style:font-name="StarSymbol"/>
      </text:list-level-style-bullet>
      <text:list-level-style-bullet text:level="5" text:style-name="Bullet_20_Symbols" text:bullet-char="➔">
        <style:list-level-properties text:space-before="1.199cm" text:min-label-width="0.24cm"/>
        <style:text-properties style:font-name="StarSymbol"/>
      </text:list-level-style-bullet>
      <text:list-level-style-bullet text:level="6" text:style-name="Bullet_20_Symbols" text:bullet-char="➔">
        <style:list-level-properties text:space-before="1.439cm" text:min-label-width="0.24cm"/>
        <style:text-properties style:font-name="StarSymbol"/>
      </text:list-level-style-bullet>
      <text:list-level-style-bullet text:level="7" text:style-name="Bullet_20_Symbols" text:bullet-char="➔">
        <style:list-level-properties text:space-before="1.679cm" text:min-label-width="0.24cm"/>
        <style:text-properties style:font-name="StarSymbol"/>
      </text:list-level-style-bullet>
      <text:list-level-style-bullet text:level="8" text:style-name="Bullet_20_Symbols" text:bullet-char="➔">
        <style:list-level-properties text:space-before="1.919cm" text:min-label-width="0.24cm"/>
        <style:text-properties style:font-name="StarSymbol"/>
      </text:list-level-style-bullet>
      <text:list-level-style-bullet text:level="9" text:style-name="Bullet_20_Symbols" text:bullet-char="➔">
        <style:list-level-properties text:space-before="2.159cm" text:min-label-width="0.24cm"/>
        <style:text-properties style:font-name="StarSymbol"/>
      </text:list-level-style-bullet>
      <text:list-level-style-bullet text:level="10" text:style-name="Bullet_20_Symbols" text:bullet-char="➔">
        <style:list-level-properties text:space-before="2.399cm" text:min-label-width="0.24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style:num-suffix=")" style:num-format="a">
        <style:list-level-properties text:space-before="0.39cm" text:min-label-width="0.34cm"/>
      </text:list-level-style-number>
      <text:list-level-style-bullet text:level="2" text:style-name="Bullet_20_Symbols" text:bullet-char="➔">
        <style:list-level-properties text:space-before="0.78cm" text:min-label-width="0.34cm"/>
        <style:text-properties style:font-name="StarSymbol"/>
      </text:list-level-style-bullet>
      <text:list-level-style-bullet text:level="3" text:style-name="Bullet_20_Symbols" text:bullet-char="➔">
        <style:list-level-properties text:space-before="1.17cm" text:min-label-width="0.34cm"/>
        <style:text-properties style:font-name="StarSymbol"/>
      </text:list-level-style-bullet>
      <text:list-level-style-bullet text:level="4" text:style-name="Bullet_20_Symbols" text:bullet-char="➔">
        <style:list-level-properties text:space-before="1.56cm" text:min-label-width="0.34cm"/>
        <style:text-properties style:font-name="StarSymbol"/>
      </text:list-level-style-bullet>
      <text:list-level-style-bullet text:level="5" text:style-name="Bullet_20_Symbols" text:bullet-char="➔">
        <style:list-level-properties text:space-before="1.95cm" text:min-label-width="0.34cm"/>
        <style:text-properties style:font-name="StarSymbol"/>
      </text:list-level-style-bullet>
      <text:list-level-style-bullet text:level="6" text:style-name="Bullet_20_Symbols" text:bullet-char="➔">
        <style:list-level-properties text:space-before="2.339cm" text:min-label-width="0.34cm"/>
        <style:text-properties style:font-name="StarSymbol"/>
      </text:list-level-style-bullet>
      <text:list-level-style-bullet text:level="7" text:style-name="Bullet_20_Symbols" text:bullet-char="➔">
        <style:list-level-properties text:space-before="2.729cm" text:min-label-width="0.34cm"/>
        <style:text-properties style:font-name="StarSymbol"/>
      </text:list-level-style-bullet>
      <text:list-level-style-bullet text:level="8" text:style-name="Bullet_20_Symbols" text:bullet-char="➔">
        <style:list-level-properties text:space-before="3.119cm" text:min-label-width="0.34cm"/>
        <style:text-properties style:font-name="StarSymbol"/>
      </text:list-level-style-bullet>
      <text:list-level-style-bullet text:level="9" text:style-name="Bullet_20_Symbols" text:bullet-char="➔">
        <style:list-level-properties text:space-before="3.509cm" text:min-label-width="0.34cm"/>
        <style:text-properties style:font-name="StarSymbol"/>
      </text:list-level-style-bullet>
      <text:list-level-style-bullet text:level="10" text:style-name="Bullet_20_Symbols" text:bullet-char="➔">
        <style:list-level-properties text:space-before="3.899cm" text:min-label-width="0.34cm"/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31">Papi mágia – TODO<text:tab/>2</text:p>
          <text:p text:style-name="P30">Harci combat varázslatok kiiktatása - TODO_PAP_#1.<text:tab/>2</text:p>
          <text:p text:style-name="P30">Papi varázslási rendszer – TODO_PAP_#2.<text:tab/>2</text:p>
          <text:p text:style-name="P30">Sámánmágia - TODO_PAP_#3.<text:tab/>2</text:p>
          <text:p text:style-name="P31">Papi Mágia<text:tab/>3</text:p>
          <text:p text:style-name="P30">Papi mágia alapjai<text:tab/>3</text:p>
          <text:p text:style-name="P30">Varázslat szférák<text:tab/>3</text:p>
          <text:p text:style-name="P32">4.szint minimum<text:tab/>4</text:p>
          <text:p text:style-name="P30">Istenek, befolyásuk és szféráik<text:tab/>4</text:p>
          <text:p text:style-name="P30">Ceremoniális mágia<text:tab/>4</text:p>
          <text:p text:style-name="P30">Közös rituálé<text:tab/>4</text:p>
          <text:p text:style-name="P30">Papi fortélyok<text:tab/>4</text:p>
          <text:p text:style-name="P30">Papi szférák részletes bemutatása<text:tab/>6</text:p>
          <text:p text:style-name="P32">Érzékelés szféra varázslatai<text:tab/>6</text:p>
          <text:p text:style-name="P32">Áldás szféra varázslatai<text:tab/>7</text:p>
          <text:p text:style-name="P32">Gyógyítás <text:s/>szféra varázslatai<text:tab/>8</text:p>
          <text:p text:style-name="P33">Általános szabályok Gyógyításra<text:tab/>8</text:p>
          <text:p text:style-name="P33">Fizikai gyógyítás<text:tab/>8</text:p>
          <text:p text:style-name="P33">Ötlet<text:tab/>8</text:p>
          <text:p text:style-name="P30">Gyógyítás - 2.ötlet<text:tab/>8</text:p>
          <text:p text:style-name="P32">Régi<text:tab/>11</text:p>
        </text:index-body>
      </text:table-of-content>
      <text:p text:style-name="Text_20_body"/>
      <text:p text:style-name="Text_20_body"/>
      <text:h text:style-name="P61" text:outline-level="1">Papi mágia – TODO</text:h>
      <text:p text:style-name="Text_20_body">Itt kerülnek megvitatásra a mágiát érintő</text:p>
      <text:list xml:id="list2332369275901455687" text:style-name="L1">
        <text:list-item>
          <text:p text:style-name="P37">kidolgozandók</text:p>
        </text:list-item>
        <text:list-item>
          <text:p text:style-name="P37">problémák</text:p>
        </text:list-item>
      </text:list>
      <text:h text:style-name="Heading_20_2" text:outline-level="2">Harci combat varázslatok kiiktatása - TODO_PAP_#1.</text:h>
      <text:p text:style-name="Text_20_body">A pap ne csatai tényező legyen.</text:p>
      <text:p text:style-name="Text_20_body"/>
      <text:h text:style-name="Heading_20_2" text:outline-level="2">Papi varázslási rendszer – TODO_PAP_#2.</text:h>
      <text:p text:style-name="Text_20_body">Vagy:</text:p>
      <text:list xml:id="list3530875597919404422" text:style-name="L2">
        <text:list-item>
          <text:p text:style-name="P38">Kegy pont legyen </text:p>
        </text:list-item>
        <text:list-item>
          <text:p text:style-name="P44">képzettségpróbás szférákkal (mágiaiskolák (átlagos képz))</text:p>
        </text:list-item>
        <text:list-item>
          <text:p text:style-name="P44">biztos tudásos szférákkal (mágiaiskolák (átlagos képz))</text:p>
        </text:list-item>
        <text:list-item>
          <text:p text:style-name="P53">Probléma: varázslatok erősítésének kérdése!</text:p>
        </text:list-item>
        <text:list-item>
          <text:p text:style-name="P38">Pont nélkül biztos tudásból </text:p>
        </text:list-item>
        <text:list-item>
          <text:p text:style-name="P45">Itt fokozottan probléma: varázslatok erősítésének kérdése!</text:p>
        </text:list-item>
        <text:list-item>
          <text:p text:style-name="P38">Mana pontos módszer</text:p>
        </text:list-item>
      </text:list>
      <text:p text:style-name="Text_20_body"/>
      <text:h text:style-name="Heading_20_2" text:outline-level="2">Sámánmágia - TODO_PAP_#3.</text:h>
      <text:p text:style-name="Text_20_body">Papi mágia alá tartozzon?</text:p>
      <text:p text:style-name="Text_20_body"/>
      <text:h text:style-name="P61" text:outline-level="1">Papi Mágia</text:h>
      <text:h text:style-name="Heading_20_2" text:outline-level="2">Papi mágia alapjai</text:h>
      <text:p text:style-name="P26">Hogy legyen a papi varázslás? Mi a mágikus világképe?</text:p>
      <text:p text:style-name="P23">Papi varázslási rendszer – TODO_PAP_#2.</text:p>
      <text:list xml:id="list4531380163261132318" text:style-name="L3">
        <text:list-item>
          <text:p text:style-name="P39">Nincs Mana, nincs Kegy, van egy Papi tradíció (<text:span text:style-name="T4">5</text:span><text:span text:style-name="T3">0 KP)</text:span> és varázslat-szférák, mint mágia iskolák (képzettségek).</text:p>
        </text:list-item>
        <text:list-item>
          <text:p text:style-name="P39">Átfogó képzettség: pl. „Vallásgyakorlat – Domvik”</text:p>
        </text:list-item>
      </text:list>
      <text:list xml:id="list3302071695539800809" text:style-name="L4">
        <text:list-item>
          <text:p text:style-name="P46">alatta szférák átlagos képzettségként</text:p>
        </text:list-item>
        <text:list-item>
          <text:p text:style-name="P46">Tápos dolgok fortélyba</text:p>
        </text:list-item>
        <text:list-item>
          <text:p text:style-name="P46">biztos tudás kell</text:p>
        </text:list-item>
      </text:list>
      <text:list xml:id="list1373240215" text:continue-list="list4531380163261132318" text:style-name="L3">
        <text:list-item>
          <text:p text:style-name="P39"/>
        </text:list-item>
      </text:list>
      <text:p text:style-name="P3"/>
      <text:p text:style-name="Text_20_body">A varázslatoknak szféra szint követelménye van és <text:span text:style-name="T5">Biztos tudás szükséges</text:span>! (?)</text:p>
      <text:p text:style-name="Text_20_body">Minden istennél fel van sorolva, hogy mely szférákat ural, valamint ki van fejtve, hogy az egyes szférákat papja milyen egyedi módon tudja alkalmazni.</text:p>
      <text:p text:style-name="Text_20_body">Például Ranagol papja a „Lelki utak” szféra alatti nem anyagi síkokra való gondolati utazások közül csak a mentálsíkra tehet látogatást, míg Noir papja például az Antyss-ra.</text:p>
      <text:h text:style-name="P62" text:outline-level="2">Varázslat szférák</text:h>
      <text:p text:style-name="P24">Átlagos képzettségek. Témában összetartozó varázslatok gyűjtőcsoportjai. Gyakorlatilag a <text:s/>mágiaiskoláknak feleltethetőek meg.</text:p>
      <text:list xml:id="list943018315459739718" text:style-name="L5">
        <text:list-item>
          <text:p text:style-name="P40">Áldás</text:p>
        </text:list-item>
        <text:list-item>
          <text:p text:style-name="P40">Átok</text:p>
        </text:list-item>
        <text:list-item>
          <text:p text:style-name="P40">Gyógyítás</text:p>
        </text:list-item>
        <text:list-item>
          <text:p text:style-name="P40">Idézés</text:p>
        </text:list-item>
        <text:list-item>
          <text:p text:style-name="P40">Űzés</text:p>
        </text:list-item>
        <text:list-item>
          <text:p text:style-name="P52"><text:span text:style-name="T11">Attila szerint mehetne egybe az Idézés és Űzés</text:span></text:p>
        </text:list-item>
        <text:list-item>
          <text:p text:style-name="P40">Lelki utak (mentál, asztrál, Antyss)</text:p>
        </text:list-item>
        <text:list-item>
          <text:p text:style-name="P40">Érzékelés (ezt szét kéne bontani, mert tápos)</text:p>
        </text:list-item>
        <text:list-item>
          <text:p text:style-name="P40">Természet</text:p>
        </text:list-item>
        <text:list-item>
          <text:p text:style-name="P41">TODO</text:p>
        </text:list-item>
      </text:list>
      <text:h text:style-name="P65" text:outline-level="3"><text:soft-page-break/>4.szint minimum</text:h>
      <text:p text:style-name="Text_20_body">Mint a többi mágia tradíciónál, varázsolni itt is csak a szféra 4. képzettség szintjétől lehet. Alatt<text:span text:style-name="T10">a</text:span> a tudás csak lexikális (ráadásul felületes is :).</text:p>
      <text:p text:style-name="Text_20_body"/>
      <text:h text:style-name="Heading_20_2" text:outline-level="2">Istenek, befolyásuk és szféráik</text:h>
      <text:p text:style-name="P28">a.) verzió</text:p>
      <text:p text:style-name="P28">Kicsit profánul hathat, de 1-15-ig kategorizálnák az isteneket befolyásuk (hatalmuk Yn-en) szerint. Minden pap CSAK istene befolyási szintjéig juthat el az isten alá tartozó tanulható szférák (képzettségek) tanulásában. Pl. ha Morgena Befolyása 7-es, akkor papjai Morgena alá tartozó Szférákat (képzettségeket) csak 7.képzettség szintig fejleszthetik.</text:p>
      <text:p text:style-name="P28">b.) verzió</text:p>
      <text:p text:style-name="P28">Kategória: -(5) - (+14). Egy erős isten 0-s. A gyengébbeknek magasabb érték jut. Ennyi jön le a varázslatok erősségéből. Ahme Ramun a megtestesülésekor -5-ös (pl. egy 3E varázslat 8E-n jöhet létre)</text:p>
      <text:p text:style-name="P28"/>
      <text:p text:style-name="P28">c.) verzió</text:p>
      <text:p text:style-name="Text_20_body">Istenek kategorizálása: 4-14. Ezen a képzettség szinten kezdhetne csak el varázsolni. Erős isten: 4‑es, gyengébbek magasabb értékűek.</text:p>
      <text:h text:style-name="Heading_20_2" text:outline-level="2">Ceremoniális mágia</text:h>
      <text:p text:style-name="Text_20_body">Az alapeset, hogy egy papi varázslat <text:span text:style-name="T9">nem</text:span> hajtható végre ceremoniális formában. Ahol igen, ott ezt külön jelezzük.</text:p>
      <text:p text:style-name="Text_20_body">Azon varázslatokra, amelyek végrehajthatóak ceremoniális formában, az alábbi szabályok érvényesek:</text:p>
      <text:p text:style-name="P26">TODO</text:p>
      <text:p text:style-name="Text_20_body"/>
      <text:h text:style-name="Heading_20_2" text:outline-level="2">Közös rituálé</text:h>
      <text:p text:style-name="Text_20_body">Több pap egyesíti erejét egy közös szertartásban.</text:p>
      <text:p text:style-name="P26">TODO: milyen varázslatokra, hogyan, stb.</text:p>
      <text:p text:style-name="Text_20_body"/>
      <text:h text:style-name="Heading_20_2" text:outline-level="2">Papi fortélyok</text:h>
      <text:p text:style-name="P25">Legyenek?</text:p>
      <text:p text:style-name="P24">Pl. „Inkvizítor”: megkapja pluszban az olyan képességeket, amik most az „Igaz szó” és „Egyéválás” <text:soft-page-break/>varázslatokban található.</text:p>
      <text:p text:style-name="P24"/>
      <text:p text:style-name="P24"/>
      <text:h text:style-name="P64" text:outline-level="2">Papi szférák részletes bemutatása</text:h>
      <text:p text:style-name="P23">TODO: kifejtőt írni</text:p>
      <text:h text:style-name="P66" text:outline-level="3">Érzékelés szféra varázslatai</text:h>
      <text:list xml:id="list2055193885912114679" text:style-name="L6">
        <text:list-item>
          <text:p text:style-name="P42">Igaz szó: csak növeli az Emberismeretet, nem tuti</text:p>
        </text:list-item>
        <text:list-item>
          <text:p text:style-name="P47">Követelmény: 5.szint</text:p>
        </text:list-item>
        <text:list-item>
          <text:p text:style-name="P42">Egyéválás: ceremóniális. Képek villannak be, nem 1:1-ben látsz mindent. Megérzések villannak be. <text:span text:style-name="T3">Esetleg kitenni fortélyba.</text:span></text:p>
        </text:list-item>
        <text:list-item>
          <text:p text:style-name="P42">Életérzékelés: <text:span text:style-name="T3">TODO</text:span></text:p>
        </text:list-item>
        <text:list-item>
          <text:p text:style-name="P42">Jellemérzékelés: ez is csak Emberismeretet növel. </text:p>
        </text:list-item>
        <text:list-item>
          <text:p text:style-name="P47">Követelmény: 3.szint</text:p>
        </text:list-item>
      </text:list>
      <text:p text:style-name="P6">Sztornó:</text:p>
      <text:list xml:id="list1779027854" text:continue-list="list2055193885912114679" text:style-name="L6">
        <text:list-item text:start-value="1">
          <text:p text:style-name="P43">Veszély érzékelése: helyette 6. érzék</text:p>
        </text:list-item>
        <text:list-item>
          <text:p text:style-name="P43">Asztrál pillantás: NE LEGYEN. Pszíben Asztrálszem.</text:p>
        </text:list-item>
        <text:list-item>
          <text:p text:style-name="P43">Mentál pillantás: NE LEGYEN. Pszíben Mentálszem.</text:p>
        </text:list-item>
        <text:list-item>
          <text:p text:style-name="P43">Átokérzékelés: Átok iskola alá</text:p>
        </text:list-item>
      </text:list>
      <text:p text:style-name="P3"/>
      <text:p text:style-name="P8"/>
      <text:h text:style-name="P68" text:outline-level="3">Áldás szféra varázslatai</text:h>
      <text:list xml:id="list7523125620294776541" text:style-name="L7">
        <text:list-item>
          <text:p text:style-name="P55">Átfogóbb dolog</text:p>
        </text:list-item>
        <text:list-item>
          <text:p text:style-name="P55">Biztos tudásból megy csak <text:span text:style-name="T3">(?) </text:span><text:span text:style-name="T7">→</text:span><text:span text:style-name="T3"> Nehéz a skálázás és erősítés</text:span></text:p>
        </text:list-item>
        <text:list-item>
          <text:p text:style-name="P55">Adott célra (Pl. "a mai csodához")</text:p>
        </text:list-item>
        <text:list-item>
          <text:p text:style-name="P55">Hadjáratot megáldani: apróbb pluszok minden résztvevőnek</text:p>
        </text:list-item>
        <text:list-item>
          <text:p text:style-name="P48">Pl. Csábítás ellen +1</text:p>
        </text:list-item>
        <text:list-item>
          <text:p text:style-name="P48">Olyan kis dolgokra kis plusz, ami a célhoz kötheti</text:p>
        </text:list-item>
        <text:list-item>
          <text:p text:style-name="P54">pl. jókedv</text:p>
        </text:list-item>
        <text:list-item>
          <text:p text:style-name="P54">kis + mágiaellenállás</text:p>
        </text:list-item>
        <text:list-item>
          <text:p text:style-name="P55">Cél "halmaz" kitejesztése: + szint követelménye.</text:p>
        </text:list-item>
        <text:list-item>
          <text:p text:style-name="P48">Pl. kardot megáldani: +0 nehézség</text:p>
        </text:list-item>
        <text:list-item>
          <text:p text:style-name="P48">Hadjáratot megáldani: +10 nehézség</text:p>
        </text:list-item>
      </text:list>
      <text:p text:style-name="P29">vagy/és mondjuk</text:p>
      <text:list xml:id="list698243433" text:continue-list="list7523125620294776541" text:style-name="L7">
        <text:list-item text:start-value="1">
          <text:p text:style-name="P48"><text:s/>5. szinten tárgyra</text:p>
        </text:list-item>
        <text:list-item>
          <text:p text:style-name="P48">10.szinten emberekre (fanatizálás pl (Hősi lélek szerű))</text:p>
        </text:list-item>
        <text:list-item>
          <text:p text:style-name="P48">12.szinten eszmékre</text:p>
        </text:list-item>
        <text:list-item>
          <text:p text:style-name="P55">Méregdetektálásra NE legyen jó</text:p>
        </text:list-item>
        <text:list-item>
          <text:p text:style-name="P55">Nem porosodik a tárgy: ez maradhat</text:p>
        </text:list-item>
        <text:list-item>
          <text:p text:style-name="P55">Felszentelés</text:p>
        </text:list-item>
        <text:list-item>
          <text:p text:style-name="P48">Templomban napokon keresztül</text:p>
        </text:list-item>
        <text:list-item>
          <text:p text:style-name="P54">ekkor +2 "valami" bónusz</text:p>
        </text:list-item>
        <text:list-item>
          <text:p text:style-name="P48">1 kör alatt elvarázsolva</text:p>
        </text:list-item>
        <text:list-item>
          <text:p text:style-name="P54">ekkor csak +1 "valami" bónusz</text:p>
        </text:list-item>
        <text:list-item>
          <text:p text:style-name="P55">Erősítés: <text:span text:style-name="T3">TODO</text:span></text:p>
        </text:list-item>
      </text:list>
      <text:p text:style-name="Text_20_body"/>
      <text:h text:style-name="P67" text:outline-level="3">Gyógyítás <text:s/>szféra varázslatai</text:h>
      <text:p text:style-name="P27">Ide csak a Gyógyítás varázslat tartozik.</text:p>
      <text:p text:style-name="Text_20_body">Ez egy speciális iskola, a „Gyógyítás” képzettség (átfogó) felvételét igényli. Ez integrálódik be a papi tradíció alá Szféra formájában. A Gyógyítás Szféra képzettség szintje egyenlő lesz a Gyógyítás képzettség szintjével, nem kell 2x növelni, mivel azonos vele.</text:p>
      <text:p text:style-name="P26">Esetleg a Slan tradíció alá is integrálható legyen ugyanígy.</text:p>
      <text:h text:style-name="P59" text:outline-level="4">Általános szabályok Gyógyításra</text:h>
      <text:p text:style-name="P9">A gyógyítás csak a sebet gyógyítja be, de ÉP-t nem ad vissza, a sebek KT-vé "alakulnak", így óránként 1 visszatér.</text:p>
      <text:p text:style-name="P10"><text:span text:style-name="T6">→</text:span><text:span text:style-name="T8"> </text:span>Képzettségpróba vagy biztos tudás?</text:p>
      <text:p text:style-name="P10"/>
      <text:p text:style-name="P10"><text:span text:style-name="T6">→</text:span><text:span text:style-name="T8"> </text:span>A Gyógyítás egy képesség, amit a pap istenétől kap, tehát a pap gyógyít, nem az isten.</text:p>
      <text:p text:style-name="P9"/>
      <text:h text:style-name="P59" text:outline-level="4">Fizikai gyógyítás</text:h>
      <text:p text:style-name="P11">KT-ért cserébe tud gyógyítani.</text:p>
      <text:p text:style-name="P11">Alapeset: 1 KT = 1 ÉP</text:p>
      <text:p text:style-name="P11">Nagyobb nehézségért több ÉP-t tud KT-vá alakítani.</text:p>
      <text:p text:style-name="P9"/>
      <text:p text:style-name="P9"/>
      <text:h text:style-name="P60" text:outline-level="4">Ötlet</text:h>
      <text:p text:style-name="P27">Ne automatice menjen a Gyógyítás.</text:p>
      <text:list xml:id="list3358314757289660645" text:style-name="L8">
        <text:list-item>
          <text:p text:style-name="P34">Dobás k10-el (százalékdobás, mint a Páncéldobás)</text:p>
        </text:list-item>
        <text:list-item>
          <text:p text:style-name="P34">Van egy alap esély %-ban a gyógyításra</text:p>
        </text:list-item>
        <text:list-item>
          <text:p text:style-name="P49">ha ez alá, vagy egyenlőt dob: az isten segít (gyógyít)</text:p>
        </text:list-item>
        <text:list-item>
          <text:p text:style-name="P56">A % függ:</text:p>
        </text:list-item>
        <text:list-item>
          <text:p text:style-name="P49">A gyógyítandó karakter legutóbbi tettei + harmóniája az isten elveivel</text:p>
        </text:list-item>
        <text:list-item>
          <text:p text:style-name="P49">A pap hatalma</text:p>
        </text:list-item>
        <text:list-item>
          <text:p text:style-name="P49">A pap „státusza” istenénél (elveinek megfelelően él, esetleg épp haragszik rá az isten)</text:p>
        </text:list-item>
      </text:list>
      <text:p text:style-name="P5"/>
      <text:p text:style-name="P4"/>
      <text:h text:style-name="P63" text:outline-level="2">Gyógyítás - 2.ötlet</text:h>
      <text:p text:style-name="P19"/>
      <text:p text:style-name="P18">A lényeg, hogy jelenleg a Pap Gyógyítás varázslata túl könnyű, nincs súlya. 1ÉP gyógyítása 2 MP-ot igényel és mindössze 5 szegmensbe telik!</text:p>
      <text:p text:style-name="P18">10ÉP=10kör és 20MP. Ez semmi.</text:p>
      <text:p text:style-name="P18"><text:span text:style-name="T2"><text:s/></text:span><text:line-break/>Legyen a mana igény és a gyógyítás időigénye exponenciális. </text:p>
      <text:p text:style-name="P18">Tehát ne 1 ÉP = x MP <text:s/>; n ÉP = n*x MP <text:s/>legyen a bontás. A nagyobb sebet sokkal nehezebb legyen begyógyítani és tovább is tartson.</text:p>
      <text:p text:style-name="P18"><text:soft-page-break/><text:span text:style-name="T2"><text:s/></text:span><text:line-break/>A legnagyobb seb ÉP-i 1:1-ben számítsanak be, viszont minden további (kisebb) seb 1 plusz "gyógyítandó" ÉP-nek számítson, mivel a nagyhatalmú gyógyítás során a kisebb sebek is beforrnak.</text:p>
      <text:p text:style-name="P22"><text:s/></text:p>
      <text:p text:style-name="P18">Tehát ha három sebe van a karakternek, pl: 8, 5 és 4 ÉP, akkor az 8+2= 10 ÉP-s gyógyítást igényel, mivel 2 további (kisebb) sebe van.</text:p>
      <text:p text:style-name="P18"><text:span text:style-name="T2"><text:s/></text:span><text:line-break/>(Gondolkozom azon, hogy esetleg a legnagyobb seb ÉP-hez maximum +3 jöhessen még hozzá, tehát ha van 1db 2ÉP-s és 10db 1ÉP-s sebed, akkor ne 2+10=12ÉP-t kelljen gyógyítani, hanem csak 2+3=5-öt, mivel az ilyen kis sebeket könnyebb begyógyítani)</text:p>
      <text:p text:style-name="P18"><text:span text:style-name="T2"><text:s/></text:span><text:line-break/>Az egyszerűség kedvéért legyen annyi a mana igény, ahány perc gyógyítás<text:line-break/>szükséges (varázslat időtartama). (Vagy mondhatjuk fordítva is: annyi perc, ahány MP)</text:p>
      <text:p text:style-name="P19"><text:line-break/><text:line-break/>Seb<text:tab/>- Időtartam, Mana</text:p>
      <text:p text:style-name="P20">1-2 ÉP<text:tab/>- 4 perc, 4 MP</text:p>
      <text:p text:style-name="P20">3-4 ÉP<text:tab/>- 8 perc, 8 MP</text:p>
      <text:p text:style-name="P20">5-6 ÉP<text:tab/>- 14 perc, 14 MP</text:p>
      <text:p text:style-name="P20">7-8 ÉP<text:tab/>- 23 perc, 23 MP</text:p>
      <text:p text:style-name="P20">9-10 ÉP<text:tab/>- 36 perc, 36 MP</text:p>
      <text:p text:style-name="P20">11-12 ÉP<text:tab/>- 54 perc, 54 MP</text:p>
      <text:p text:style-name="P20">13-14 ÉP<text:tab/>- 78 perc, 78 MP</text:p>
      <text:p text:style-name="P20">15-16 ÉP <text:tab/>- 109 perc, 109 MP</text:p>
      <text:p text:style-name="P20">17-18 ÉP <text:tab/>- 148 perc, 148 MP</text:p>
      <text:p text:style-name="P20">19-20 ÉP <text:tab/>- 196 perc, 196 MP</text:p>
      <text:p text:style-name="P20">21 ÉP-től: <text:tab/>→ 2 ÉP-nként +50 perc és +50 MP</text:p>
      <text:p text:style-name="P22"><text:s/></text:p>
      <text:p text:style-name="P18">Ne feledjük: nem az össz-ÉP mennyiséget kell gyógyítani, hanem a legnagyobb<text:line-break/>ÉP seb + a többi seb száma (darabra) eredményét.</text:p>
      <text:p text:style-name="P18">A gyógyítás során fokozatosan gyógyulnak be a sebek és tér vissza az életerő.</text:p>
      <text:p text:style-name="P18"><text:line-break/><text:span text:style-name="T1">Bónuszok:</text:span><text:line-break/>- Ha az isten lényege kifejezetten a Élet, gyógyítás, stb. (pl. Ellana), akkor a kategóriák 1-el tolódnak (könnyebbek lesznek)</text:p>
      <text:p text:style-name="P13"/>
      <text:p text:style-name="P13">Nyitott kérdések:</text:p>
      <text:list xml:id="list3943045806558513300" text:style-name="L9">
        <text:list-item>
          <text:p text:style-name="P35">lehessen a kisebb sebeket egyenként gyógyítani, vagy ne? (Szerintem lehessen)</text:p>
        </text:list-item>
        <text:list-item>
          <text:p text:style-name="P35">mi legyen a sebbel és a visszakapott ÉP-kel, ha megszakítják a varázslást?</text:p>
        </text:list-item>
        <text:list-item>
          <text:p text:style-name="P35">ha nincs elég manája a gyógyításhoz, akkor mi legyen?</text:p>
        </text:list-item>
        <text:list-item>
          <text:p text:style-name="P50">Szerintem a pap a vérzést így is el tudja állítani és a hatalmával megelőzi a fertőzést is mondjuk 4 Manáért, de ÉP-t ne tudjon visszaadni.</text:p>
        </text:list-item>
      </text:list>
      <text:p text:style-name="P1">Példa és tesztelés</text:p>
      <text:p text:style-name="P14"/>
      <text:p text:style-name="P17">Seb<text:tab/>- Időtartam, Mana</text:p>
      <text:p text:style-name="P21">1-2 ÉP<text:tab/>- 4 perc, 4 MP</text:p>
      <text:p text:style-name="P21">3-4 ÉP<text:tab/>- 8 perc, 8 MP</text:p>
      <text:p text:style-name="P21">5-6 ÉP<text:tab/>- 14 perc, 14 MP</text:p>
      <text:p text:style-name="P21">7-8 ÉP<text:tab/>- 23 perc, 23 MP</text:p>
      <text:p text:style-name="P21">9-10 ÉP<text:tab/>- 36 perc, 36 MP</text:p>
      <text:p text:style-name="P21">11-12 ÉP<text:tab/>- 54 perc, 54 MP</text:p>
      <text:p text:style-name="P21">13-14 ÉP<text:tab/>- 78 perc, 78 MP</text:p>
      <text:p text:style-name="P21">15-16 ÉP <text:tab/>- 109 perc, 109 MP</text:p>
      <text:p text:style-name="P21">17-18 ÉP <text:tab/>- 148 perc, 148 MP</text:p>
      <text:p text:style-name="P21">19-20 ÉP <text:tab/>- 196 perc, 196 MP</text:p>
      <text:p text:style-name="P21">21 ÉP-től: <text:tab/>→ 2 ÉP-nként +50 perc és +50 MP</text:p>
      <text:p text:style-name="P15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2">Sebek</text:p>
          </table:table-cell>
          <table:table-cell table:style-name="Táblázat1.A1" office:value-type="string">
            <text:p text:style-name="P12">Régi verzió (Mana, idő)</text:p>
          </table:table-cell>
          <table:table-cell table:style-name="Táblázat1.C1" office:value-type="string">
            <text:p text:style-name="P12">Új verzió (Mana, idő)</text:p>
          </table:table-cell>
        </table:table-row>
        <table:table-row>
          <table:table-cell table:style-name="Táblázat1.A7" office:value-type="string">
            <text:p text:style-name="P12">6ÉP; 5ÉP</text:p>
          </table:table-cell>
          <table:table-cell table:style-name="Táblázat1.B2" office:value-type="string">
            <text:p text:style-name="P12">22MP, kb 1perc</text:p>
          </table:table-cell>
          <table:table-cell table:style-name="Táblázat1.C3" office:value-type="string">
            <text:p text:style-name="P12">(6+1=7ÉP) 23MP, 23 perc</text:p>
          </table:table-cell>
        </table:table-row>
        <table:table-row>
          <table:table-cell table:style-name="Táblázat1.A7" office:value-type="string">
            <text:p text:style-name="P12">12 ÉP, 2 ÉP</text:p>
          </table:table-cell>
          <table:table-cell table:style-name="Táblázat1.B2" office:value-type="string">
            <text:p text:style-name="P12">28MP, kb. 1 perc</text:p>
          </table:table-cell>
          <table:table-cell table:style-name="Táblázat1.C3" office:value-type="string">
            <text:p text:style-name="P12">(12+1=13ÉP) <text:span text:style-name="T3">78MP(!)</text:span>, 78 perc</text:p>
          </table:table-cell>
        </table:table-row>
        <table:table-row>
          <table:table-cell table:style-name="Táblázat1.A7" office:value-type="string">
            <text:p text:style-name="P12">3ÉP, 3ÉP, 2ÉP, 2ÉP</text:p>
          </table:table-cell>
          <table:table-cell table:style-name="Táblázat1.B4" office:value-type="string">
            <text:p text:style-name="P12">20MP, kb. 1 perc</text:p>
          </table:table-cell>
          <table:table-cell table:style-name="Táblázat1.C4" office:value-type="string">
            <text:p text:style-name="P12">(3+3=6ÉP) 14MP, 14 perc </text:p>
          </table:table-cell>
        </table:table-row>
        <table:table-row>
          <table:table-cell table:style-name="Táblázat1.A7" office:value-type="string">
            <text:p text:style-name="P12">8ÉP, 7ÉP</text:p>
          </table:table-cell>
          <table:table-cell table:style-name="Táblázat1.B2" office:value-type="string">
            <text:p text:style-name="P12">30MP, kb. 1 perc</text:p>
          </table:table-cell>
          <table:table-cell table:style-name="Táblázat1.C5" office:value-type="string">
            <text:p text:style-name="P12">(8+1=9ÉP) 36MP, 36 perc</text:p>
          </table:table-cell>
        </table:table-row>
        <table:table-row>
          <table:table-cell table:style-name="Táblázat1.A7" office:value-type="string">
            <text:p text:style-name="P12">6ÉP, 6ÉP, 3ÉP, 3ÉP</text:p>
          </table:table-cell>
          <table:table-cell table:style-name="Táblázat1.B6" office:value-type="string">
            <text:p text:style-name="P12">36MP, <text:s/>1,5 perc</text:p>
          </table:table-cell>
          <table:table-cell table:style-name="Táblázat1.C5" office:value-type="string">
            <text:p text:style-name="P12">(6+3=9ÉP) 36MP, 36 perc</text:p>
          </table:table-cell>
        </table:table-row>
        <table:table-row>
          <table:table-cell table:style-name="Táblázat1.A7" office:value-type="string">
            <text:p text:style-name="P12">15ÉP, 2ÉP, 1ÉP</text:p>
          </table:table-cell>
          <table:table-cell table:style-name="Táblázat1.B7" office:value-type="string">
            <text:p text:style-name="P12">36MP, 1,5 perc</text:p>
          </table:table-cell>
          <table:table-cell table:style-name="Táblázat1.C7" office:value-type="string">
            <text:p text:style-name="P12">(15+2=17ÉP) <text:span text:style-name="T3">148MP(!)</text:span>, 148 perc</text:p>
          </table:table-cell>
        </table:table-row>
      </table:table>
      <text:p text:style-name="P16"/>
      <text:p text:style-name="P18">Zölddel jelölt az „olcsóbb” (kevesebb mana) varázslat.</text:p>
      <text:p text:style-name="P18">Konkúzió: Kis sebek gyógyítása „olcsóbb”, a közepeseké kb. ugyanannyi, a nagyoké sokkal „drágább”. A gyógyítás időtartama viszont sokkal hosszabb.</text:p>
      <text:p text:style-name="P18"/>
      <text:p text:style-name="P18"/>
      <text:h text:style-name="P69" text:outline-level="3">Régi</text:h>
      <text:p text:style-name="P7">Kegy pontos módszert alkalmazzuk.</text:p>
      <text:p text:style-name="P7">A Vallásismeret szintjétől függjön a Kegy pont/szint? Vagy ez a szint legyen a limit, amit vehet?</text:p>
      <text:list xml:id="list7630149017310263657" text:style-name="L10">
        <text:list-header>
          <text:p text:style-name="P36">Pl. 5 szintű Vallásismeretnél</text:p>
        </text:list-header>
        <text:list-item>
          <text:p text:style-name="P51"><text:s/>1+2+3+4+5 = 15</text:p>
        </text:list-item>
        <text:list-item>
          <text:p text:style-name="P51"><text:s/>5xN = ? <text:s text:c="2"/>(N=2?)</text:p>
        </text:list-item>
      </text:list>
      <text:p text:style-name="P7">3 fajta varázslat lesz. A pap vallásával:</text:p>
      <text:list xml:id="list1202341949590252939" text:style-name="L11">
        <text:list-item>
          <text:p text:style-name="P57">Egyező (-1 kegy)</text:p>
        </text:list-item>
        <text:list-item>
          <text:p text:style-name="P57">Semleges (-2 kegy)</text:p>
        </text:list-item>
        <text:list-item>
          <text:p text:style-name="P57">Ellentétes (-3 kegy) <text:s/>illetve ez ne is jöjjön létre...</text:p>
        </text:list-item>
      </text:list>
      <text:p text:style-name="P7"/>
      <text:p text:style-name="P7">A varázslat hatalmától függően a fenti Kegy pont szorzódik egy értékkel.</text:p>
      <text:list xml:id="list7649872368787406583" text:style-name="L12">
        <text:list-item>
          <text:p text:style-name="P58">1x <text:s/>: Élelemteremtés, Áldás, gyenge varázslatok</text:p>
        </text:list-item>
        <text:list-item>
          <text:p text:style-name="P58">….</text:p>
        </text:list-item>
        <text:list-item>
          <text:p text:style-name="P58">5x: Falupusztító démonkapu :)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Thryomanes" svg:font-family="Thryomanes" style:font-adornments="Félkövér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2cm" fo:margin-bottom="1.011cm" style:contextual-spacing="false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2cm" fo:margin-bottom="0.51cm" style:contextual-spacing="false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42cm" fo:margin-bottom="0.31cm" style:contextual-spacing="false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22cm" fo:margin-bottom="0.21cm" style:contextual-spacing="false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style:contextual-spacing="false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2" fo:font-size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9-04T20:19:48</dc:date>
    <dc:language>hu-HU</dc:language>
    <meta:editing-cycles>9</meta:editing-cycles>
    <meta:editing-duration>PT1H1M44S</meta:editing-duration>
    <dc:creator>Bálint </dc:creator>
    <meta:document-statistic meta:table-count="1" meta:image-count="0" meta:object-count="0" meta:page-count="11" meta:paragraph-count="223" meta:word-count="1545" meta:character-count="9445" meta:non-whitespace-character-count="8151"/>
    <meta:user-defined meta:name="Info 1"/>
    <meta:user-defined meta:name="Info 2"/>
    <meta:user-defined meta:name="Info 3"/>
    <meta:user-defined meta:name="Info 4"/>
  </office:meta>
</office:document-meta>
</file>